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10 Pitch" svg:font-family="'Courier 10 Pitch'" style:font-pitch="fixed"/>
    <style:font-face style:name="DejaVu Sans" svg:font-family="'DejaVu Sans'" style:font-pitch="variable"/>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office:font-face-decls>
  <office:automatic-styles>
    <style:style style:name="Table1" style:family="table">
      <style:table-properties style:width="5.7597in" table:align="left"/>
    </style:style>
    <style:style style:name="Table1.A" style:family="table-column">
      <style:table-column-properties style:column-width="0.8653in"/>
    </style:style>
    <style:style style:name="Table1.B" style:family="table-column">
      <style:table-column-properties style:column-width="4.8944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5931in" table:align="left"/>
    </style:style>
    <style:style style:name="Table2.A" style:family="table-column">
      <style:table-column-properties style:column-width="0.8653in"/>
    </style:style>
    <style:style style:name="Table2.B" style:family="table-column">
      <style:table-column-properties style:column-width="1.2076in"/>
    </style:style>
    <style:style style:name="Table2.C" style:family="table-column">
      <style:table-column-properties style:column-width="1.2611in"/>
    </style:style>
    <style:style style:name="Table2.D" style:family="table-column">
      <style:table-column-properties style:column-width="3.259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2.4056in" table:align="left"/>
    </style:style>
    <style:style style:name="Table3.A" style:family="table-column">
      <style:table-column-properties style:column-width="0.8667in"/>
    </style:style>
    <style:style style:name="Table3.B" style:family="table-column">
      <style:table-column-properties style:column-width="1.0521in"/>
    </style:style>
    <style:style style:name="Table3.C" style:family="table-column">
      <style:table-column-properties style:column-width="0.4868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9063in" fo:margin-left="0in" fo:margin-right="0.0188in" table:align="margins"/>
    </style:style>
    <style:style style:name="Table4.A" style:family="table-column">
      <style:table-column-properties style:column-width="0.7313in" style:rel-column-width="6939*"/>
    </style:style>
    <style:style style:name="Table4.B" style:family="table-column">
      <style:table-column-properties style:column-width="0.9813in" style:rel-column-width="9310*"/>
    </style:style>
    <style:style style:name="Table4.C" style:family="table-column">
      <style:table-column-properties style:column-width="0.6472in" style:rel-column-width="6140*"/>
    </style:style>
    <style:style style:name="Table4.D" style:family="table-column">
      <style:table-column-properties style:column-width="0.7306in" style:rel-column-width="6933*"/>
    </style:style>
    <style:style style:name="Table4.E" style:family="table-column">
      <style:table-column-properties style:column-width="1.5028in" style:rel-column-width="14262*"/>
    </style:style>
    <style:style style:name="Table4.F" style:family="table-column">
      <style:table-column-properties style:column-width="1.534in" style:rel-column-width="14559*"/>
    </style:style>
    <style:style style:name="Table4.G" style:family="table-column">
      <style:table-column-properties style:column-width="0.7792in" style:rel-column-width="7392*"/>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Heading_20_2">
      <style:paragraph-properties fo:break-before="page"/>
    </style:style>
    <style:style style:name="P5" style:family="paragraph" style:parent-style-name="Standard">
      <style:paragraph-properties fo:margin-left="0in" fo:margin-right="0in" fo:text-indent="0in" style:auto-text-indent="false"/>
    </style:style>
    <style:style style:name="P6" style:family="paragraph" style:parent-style-name="Table_20_Heading">
      <style:text-properties style:font-name="Arial" fo:font-size="10pt" style:font-size-asian="10pt" style:font-size-complex="10pt"/>
    </style:style>
    <style:style style:name="P7" style:family="paragraph" style:parent-style-name="Table_20_Contents">
      <style:text-properties style:font-name="Arial" fo:font-size="10pt" style:font-size-asian="10pt" style:font-size-complex="10pt"/>
    </style:style>
    <style:style style:name="P8" style:family="paragraph" style:parent-style-name="Table_20_Heading">
      <style:paragraph-properties fo:text-align="start"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text-properties style:font-name="Courier 10 Pitch" fo:font-size="10pt" style:font-size-asian="10pt" style:font-size-complex="10pt"/>
    </style:style>
    <style:style style:name="P10" style:family="paragraph" style:parent-style-name="Heading_20_3">
      <style:paragraph-properties fo:break-before="page"/>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meron L Palmer</text:p>
      <text:p text:style-name="P2">October 21, 2006</text:p>
      <text:p text:style-name="P3"/>
      <text:h text:style-name="Heading_20_2" text:outline-level="2"/>
      <text:h text:style-name="P4" text:outline-level="2">Class SQL Table Layout</text:h>
      <text:h text:style-name="Heading_20_3" text:outline-level="3">Table Key</text:h>
      <text:p text:style-name="P5">* Indicates a Primary Key</text:p>
      <text:p text:style-name="Standard">^ Indicates a Foreign Key</text:p>
      <text:p text:style-name="Standard"/>
      <text:h text:style-name="Heading_20_3" text:outline-level="3">Department Table</text:h>
      <text:p text:style-name="Standard">// For the time being the department table only contains the department codes and the titles of the departments. In the future it may be desirable to attach the college associated with each department.</text:p>
      <table:table table:name="Table1" table:style-name="Table1">
        <table:table-column table:style-name="Table1.A"/>
        <table:table-column table:style-name="Table1.B"/>
        <table:table-header-rows>
          <table:table-row>
            <table:table-cell table:style-name="Table1.A1" office:value-type="string">
              <text:p text:style-name="P6">dept_id*</text:p>
            </table:table-cell>
            <table:table-cell table:style-name="Table1.B1" office:value-type="string">
              <text:p text:style-name="P6">title</text:p>
            </table:table-cell>
          </table:table-row>
        </table:table-header-rows>
        <table:table-row>
          <table:table-cell table:style-name="Table1.A2" office:value-type="string">
            <text:p text:style-name="P7">VARCHAR()</text:p>
          </table:table-cell>
          <table:table-cell table:style-name="Table1.B2" office:value-type="string">
            <text:p text:style-name="P7">VARCHAR()</text:p>
          </table:table-cell>
        </table:table-row>
        <table:table-row>
          <table:table-cell table:style-name="Table1.A2" office:value-type="string">
            <text:p text:style-name="P8">CSCE</text:p>
          </table:table-cell>
          <table:table-cell table:style-name="Table1.B2" office:value-type="string">
            <text:p text:style-name="P8">Computer Science and Computer Engineering</text:p>
          </table:table-cell>
        </table:table-row>
        <table:table-row>
          <table:table-cell table:style-name="Table1.A2" office:value-type="string">
            <text:p text:style-name="P7">MATH</text:p>
          </table:table-cell>
          <table:table-cell table:style-name="Table1.B2" office:value-type="string">
            <text:p text:style-name="P7">Mathematics</text:p>
          </table:table-cell>
        </table:table-row>
      </table:table>
      <text:p text:style-name="Standard"/>
      <text:h text:style-name="Heading_20_3" text:outline-level="3">Course Table</text:h>
      <text:p text:style-name="Standard">// The course_id is initially conceived as a combination of the department and course number field but that might be changed.</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6">course_id*</text:p>
            </table:table-cell>
            <table:table-cell table:style-name="Table2.A1" office:value-type="string">
              <text:p text:style-name="P6">dept_id^</text:p>
            </table:table-cell>
            <table:table-cell table:style-name="Table2.A1" office:value-type="string">
              <text:p text:style-name="P6">course_no</text:p>
            </table:table-cell>
            <table:table-cell table:style-name="Table2.D1" office:value-type="string">
              <text:p text:style-name="P6">title</text:p>
            </table:table-cell>
          </table:table-row>
        </table:table-header-rows>
        <table:table-row>
          <table:table-cell table:style-name="Table2.A2" office:value-type="string">
            <text:p text:style-name="P7">VARCHAR()</text:p>
          </table:table-cell>
          <table:table-cell table:style-name="Table2.A2" office:value-type="string">
            <text:p text:style-name="P7">VARCHAR()</text:p>
          </table:table-cell>
          <table:table-cell table:style-name="Table2.A2" office:value-type="string">
            <text:p text:style-name="P7">INT()</text:p>
          </table:table-cell>
          <table:table-cell table:style-name="Table2.D2" office:value-type="string">
            <text:p text:style-name="P7">VARCHAR()</text:p>
          </table:table-cell>
        </table:table-row>
        <table:table-row>
          <table:table-cell table:style-name="Table2.A2" office:value-type="string">
            <text:p text:style-name="P8">CSCE1010</text:p>
          </table:table-cell>
          <table:table-cell table:style-name="Table2.A2" office:value-type="string">
            <text:p text:style-name="P8">CSCE</text:p>
          </table:table-cell>
          <table:table-cell table:style-name="Table2.A2" office:value-type="string">
            <text:p text:style-name="P8">1010</text:p>
          </table:table-cell>
          <table:table-cell table:style-name="Table2.D2" office:value-type="string">
            <text:p text:style-name="P8">Introduction to Computer Science</text:p>
          </table:table-cell>
        </table:table-row>
      </table:table>
      <text:p text:style-name="Standard"/>
      <text:h text:style-name="Heading_20_3" text:outline-level="3">Term Table</text:h>
      <text:p text:style-name="Standard">// The term_id is based upon UNT's EIS numbering scheme. </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6">term_id*</text:p>
            </table:table-cell>
            <table:table-cell table:style-name="Table3.A1" office:value-type="string">
              <text:p text:style-name="P6">semester</text:p>
            </table:table-cell>
            <table:table-cell table:style-name="Table3.C1" office:value-type="string">
              <text:p text:style-name="P6">year</text:p>
            </table:table-cell>
          </table:table-row>
        </table:table-header-rows>
        <table:table-row>
          <table:table-cell table:style-name="Table3.A2" office:value-type="string">
            <text:p text:style-name="P7">INT()</text:p>
          </table:table-cell>
          <table:table-cell table:style-name="Table3.A2" office:value-type="string">
            <text:p text:style-name="P7">VARCHAR()</text:p>
          </table:table-cell>
          <table:table-cell table:style-name="Table3.C2" office:value-type="string">
            <text:p text:style-name="P7">INT()</text:p>
          </table:table-cell>
        </table:table-row>
        <table:table-row>
          <table:table-cell table:style-name="Table3.A2" office:value-type="string">
            <text:p text:style-name="P8">1071</text:p>
          </table:table-cell>
          <table:table-cell table:style-name="Table3.A2" office:value-type="string">
            <text:p text:style-name="P8">Spring</text:p>
          </table:table-cell>
          <table:table-cell table:style-name="Table3.C2" office:value-type="string">
            <text:p text:style-name="P8">2007</text:p>
          </table:table-cell>
        </table:table-row>
      </table:table>
      <text:p text:style-name="Standard"/>
      <text:h text:style-name="Heading_20_3" text:outline-level="3">Class Table</text:h>
      <text:p text:style-name="Standard">// class_id should be a unique autogenerated key. Although it seems retarded it may be possible that an instructor could want to have two or more gradebooks for a clas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header-rows>
          <table:table-row>
            <table:table-cell table:style-name="Table4.A1" office:value-type="string">
              <text:p text:style-name="P6">class_id*</text:p>
            </table:table-cell>
            <table:table-cell table:style-name="Table4.A1" office:value-type="string">
              <text:p text:style-name="P6">course_id^</text:p>
            </table:table-cell>
            <table:table-cell table:style-name="Table4.A1" office:value-type="string">
              <text:p text:style-name="P6">section</text:p>
            </table:table-cell>
            <table:table-cell table:style-name="Table4.A1" office:value-type="string">
              <text:p text:style-name="P6">term_id^</text:p>
            </table:table-cell>
            <table:table-cell table:style-name="Table4.A1" office:value-type="string">
              <text:p text:style-name="P6">cutoffs</text:p>
            </table:table-cell>
            <table:table-cell table:style-name="Table4.A1" office:value-type="string">
              <text:p text:style-name="P6">categories</text:p>
            </table:table-cell>
            <table:table-cell table:style-name="Table4.G1" office:value-type="string">
              <text:p text:style-name="P6">hide</text:p>
            </table:table-cell>
          </table:table-row>
        </table:table-header-rows>
        <table:table-row>
          <table:table-cell table:style-name="Table4.A2" office:value-type="string">
            <text:p text:style-name="P7">INT()</text:p>
          </table:table-cell>
          <table:table-cell table:style-name="Table4.A2" office:value-type="string">
            <text:p text:style-name="P7">VARCHAR()</text:p>
          </table:table-cell>
          <table:table-cell table:style-name="Table4.A2" office:value-type="string">
            <text:p text:style-name="P7">INT()</text:p>
          </table:table-cell>
          <table:table-cell table:style-name="Table4.A2" office:value-type="string">
            <text:p text:style-name="P7">INT()</text:p>
          </table:table-cell>
          <table:table-cell table:style-name="Table4.A2" office:value-type="string">
            <text:p text:style-name="P7">VARCHAR()</text:p>
          </table:table-cell>
          <table:table-cell table:style-name="Table4.A2" office:value-type="string">
            <text:p text:style-name="P7">VARCHAR()</text:p>
          </table:table-cell>
          <table:table-cell table:style-name="Table4.G2" office:value-type="string">
            <text:p text:style-name="P7">TINYINT()</text:p>
          </table:table-cell>
        </table:table-row>
        <table:table-row>
          <table:table-cell table:style-name="Table4.A2" office:value-type="string">
            <text:p text:style-name="P8"/>
          </table:table-cell>
          <table:table-cell table:style-name="Table4.A2" office:value-type="string">
            <text:p text:style-name="P8">CSCE1010</text:p>
          </table:table-cell>
          <table:table-cell table:style-name="Table4.A2" office:value-type="string">
            <text:p text:style-name="P8">002</text:p>
          </table:table-cell>
          <table:table-cell table:style-name="Table4.A2" office:value-type="string">
            <text:p text:style-name="P8">1071</text:p>
          </table:table-cell>
          <table:table-cell table:style-name="Table4.A2" office:value-type="string">
            <text:p text:style-name="P8">A=90,B=80,C=70,D=60,F=50</text:p>
          </table:table-cell>
          <table:table-cell table:style-name="Table4.A2" office:value-type="string">
            <text:p text:style-name="P8">Homework=10,Quizzes=10,Exam I=20,Exam II=20:Final Exam=20,Term Project=20</text:p>
          </table:table-cell>
          <table:table-cell table:style-name="Table4.G2" office:value-type="string">
            <text:p text:style-name="P8">0</text:p>
          </table:table-cell>
        </table:table-row>
      </table:table>
      <text:h text:style-name="Heading_20_2" text:outline-level="2">Low-level Functions</text:h>
      <text:h text:style-name="Heading_20_3" text:outline-level="3">Department functions</text:h>
      <text:p text:style-name="P9">bool dept_create(dept_id, title)</text:p>
      <text:p text:style-name="P9">{</text:p>
      <text:p text:style-name="P9"><text:s text:c="2"/>if (!dept_exists(dept_id))</text:p>
      <text:p text:style-name="P9"><text:s text:c="4"/>// Query string should contain properly formatted SQL</text:p>
      <text:p text:style-name="P9"><text:s text:c="4"/>query := 'INSERT dept_id={dept_id}, title={title} INTO dept'</text:p>
      <text:p text:style-name="P9"><text:s text:c="4"/>result := mysql(query)</text:p>
      <text:p text:style-name="P9"><text:s text:c="4"/>if (result != success)</text:p>
      <text:p text:style-name="P9"><text:s text:c="6"/>return failure</text:p>
      <text:p text:style-name="P9"><text:s text:c="4"/>return success</text:p>
      <text:p text:style-name="P9"><text:s text:c="2"/>else</text:p>
      <text:p text:style-name="P9"><text:s text:c="4"/>return failure</text:p>
      <text:p text:style-name="P9">}</text:p>
      <text:p text:style-name="P9">bool dept_edit(dept_id, title)</text:p>
      <text:p text:style-name="P9">{</text:p>
      <text:p text:style-name="P9"><text:s text:c="2"/>if (dept_exists(dept_id))</text:p>
      <text:p text:style-name="P9"><text:s text:c="4"/>// Query string should contain properly formatted SQL, will want to update <text:s text:c="4"/></text:p>
      <text:p text:style-name="P9"><text:s text:c="4"/>// only changed information</text:p>
      <text:p text:style-name="P9"><text:s text:c="4"/>query := 'UPDATE dept SET title={title} WHERE dept_id={dept_id}'</text:p>
      <text:p text:style-name="P9"><text:s text:c="4"/>result := mysql(query)</text:p>
      <text:p text:style-name="P9"><text:s text:c="4"/>if (result != success)</text:p>
      <text:p text:style-name="P9"><text:s text:c="6"/>return failure</text:p>
      <text:p text:style-name="P9"><text:s text:c="4"/>return success</text:p>
      <text:p text:style-name="P9"><text:s text:c="2"/>else</text:p>
      <text:p text:style-name="P9"><text:s text:c="4"/>return failure <text:s/></text:p>
      <text:p text:style-name="P9">}</text:p>
      <text:p text:style-name="P9">bool dept_delete(dept_id)</text:p>
      <text:p text:style-name="P9">{</text:p>
      <text:p text:style-name="P9"><text:s text:c="2"/>if (dept_exists(dept_id))</text:p>
      <text:p text:style-name="P9"><text:s text:c="4"/>// Query string should contain properly formatted SQL</text:p>
      <text:p text:style-name="P9"><text:s text:c="4"/>query := 'DELETE FROM dept WHERE dept_id={dept_id}'</text:p>
      <text:p text:style-name="P9"><text:s text:c="4"/>result := mysql(query)</text:p>
      <text:p text:style-name="P9"><text:s text:c="4"/>if (result != success)</text:p>
      <text:p text:style-name="P9"><text:s text:c="6"/>return failure</text:p>
      <text:p text:style-name="P9"><text:s text:c="4"/>return success</text:p>
      <text:p text:style-name="P9"><text:s text:c="2"/>else</text:p>
      <text:p text:style-name="P9"><text:s text:c="4"/>return failure</text:p>
      <text:p text:style-name="P9">}</text:p>
      <text:p text:style-name="P9">array dept_get(dept_id)</text:p>
      <text:p text:style-name="P9">{</text:p>
      <text:p text:style-name="P9"><text:s text:c="2"/>if (dept_exists(dept_id))</text:p>
      <text:p text:style-name="P9"><text:s text:c="4"/>// Query string should contain properly formatted SQL</text:p>
      <text:p text:style-name="P9"><text:s text:c="4"/>query := 'SELECT * FROM dept WHERE dept_id={dept_id}'</text:p>
      <text:p text:style-name="P9"><text:s text:c="4"/>result := mysql(query)</text:p>
      <text:p text:style-name="P9"><text:s text:c="4"/>if (result != success)</text:p>
      <text:p text:style-name="P9"><text:s text:c="6"/>return failure</text:p>
      <text:p text:style-name="P9"><text:s text:c="4"/>return result</text:p>
      <text:p text:style-name="P9"><text:s text:c="2"/>else</text:p>
      <text:p text:style-name="P9"><text:s text:c="4"/>return failure</text:p>
      <text:p text:style-name="P9">}</text:p>
      <text:p text:style-name="P9">bool dept_get_all()</text:p>
      <text:p text:style-name="P9">{</text:p>
      <text:p text:style-name="P9"><text:s text:c="2"/>query := 'SELECT * FROM dept'</text:p>
      <text:p text:style-name="P9"><text:s text:c="2"/>results := mysql(query)</text:p>
      <text:p text:style-name="P9"><text:s text:c="2"/>return results</text:p>
      <text:p text:style-name="P9">}</text:p>
      <text:p text:style-name="P9">bool dept_exists(dept_id)</text:p>
      <text:p text:style-name="P9">{</text:p>
      <text:p text:style-name="P9"><text:s text:c="2"/>result := dept_get(dept_id)</text:p>
      <text:p text:style-name="P9"><text:s text:c="2"/>if (result != 0)</text:p>
      <text:p text:style-name="P9"><text:s text:c="4"/>return success</text:p>
      <text:p text:style-name="P9"><text:s text:c="2"/>else</text:p>
      <text:p text:style-name="P9"><text:s text:c="4"/>return failure</text:p>
      <text:p text:style-name="P9">}</text:p>
      <text:p text:style-name="P9"/>
      <text:p text:style-name="P9"/>
      <text:h text:style-name="P10" text:outline-level="3">Course functions</text:h>
      <text:p text:style-name="P9">bool course_create(course_id, dept_id, course_no, title)</text:p>
      <text:p text:style-name="P9">{</text:p>
      <text:p text:style-name="P9"><text:s text:c="2"/>if (!course_exists(course_id))</text:p>
      <text:p text:style-name="P9"><text:s text:c="4"/>// Query string should contain properly formatted SQL</text:p>
      <text:p text:style-name="P9"><text:s text:c="4"/>query := 'INSERT course_id={course_id}, dept_id={dept_id}, course_no={course_no}, title={title} INTO course'</text:p>
      <text:p text:style-name="P9"><text:s text:c="4"/>result := mysql(query)</text:p>
      <text:p text:style-name="P9"><text:s text:c="4"/>if (result != success)</text:p>
      <text:p text:style-name="P9"><text:s text:c="6"/>return failure</text:p>
      <text:p text:style-name="P9"><text:s text:c="4"/>return success</text:p>
      <text:p text:style-name="P9"><text:s text:c="2"/>else</text:p>
      <text:p text:style-name="P9"><text:s text:c="4"/>return failure</text:p>
      <text:p text:style-name="P9">}</text:p>
      <text:p text:style-name="P9">bool course_edit(course_id, dept_id, course_no, title)</text:p>
      <text:p text:style-name="P9">{</text:p>
      <text:p text:style-name="P9"><text:s text:c="2"/>if (course_exists(course_id))</text:p>
      <text:p text:style-name="P9"><text:s text:c="4"/>// Query string should contain properly formatted SQL, will want to update <text:s text:c="4"/></text:p>
      <text:p text:style-name="P9"><text:s text:c="4"/>// only changed information</text:p>
      <text:p text:style-name="P9"><text:s text:c="4"/>query := 'UPDATE course SET dept_id={dept_id}, course_no={course_no}, title={title} WHERE course_id={course_id}'</text:p>
      <text:p text:style-name="P9"><text:s text:c="4"/>result := mysql(query)</text:p>
      <text:p text:style-name="P9"><text:s text:c="4"/>if (result != success)</text:p>
      <text:p text:style-name="P9"><text:s text:c="6"/>return failure</text:p>
      <text:p text:style-name="P9"><text:s text:c="4"/>return success</text:p>
      <text:p text:style-name="P9"><text:s text:c="2"/>else</text:p>
      <text:p text:style-name="P9"><text:s text:c="4"/>return failure <text:s/></text:p>
      <text:p text:style-name="P9">}</text:p>
      <text:p text:style-name="P9">bool course_delete(course_id)</text:p>
      <text:p text:style-name="P9">{</text:p>
      <text:p text:style-name="P9"><text:s text:c="2"/>if (course_exists(course_id))</text:p>
      <text:p text:style-name="P9"><text:s text:c="4"/>// Query string should contain properly formatted SQL</text:p>
      <text:p text:style-name="P9"><text:s text:c="4"/>query := 'DELETE FROM course WHERE course_id={course_id}'</text:p>
      <text:p text:style-name="P9"><text:s text:c="4"/>result := mysql(query)</text:p>
      <text:p text:style-name="P9"><text:s text:c="4"/>if (result != success)</text:p>
      <text:p text:style-name="P9"><text:s text:c="6"/>return failure</text:p>
      <text:p text:style-name="P9"><text:s text:c="4"/>return success</text:p>
      <text:p text:style-name="P9"><text:s text:c="2"/>else</text:p>
      <text:p text:style-name="P9"><text:s text:c="4"/>return failure</text:p>
      <text:p text:style-name="P9">}</text:p>
      <text:p text:style-name="P9">array course_get(course_id)</text:p>
      <text:p text:style-name="P9">{</text:p>
      <text:p text:style-name="P9"><text:s text:c="2"/>if (course_exists(course_id))</text:p>
      <text:p text:style-name="P9"><text:s text:c="4"/>// Query string should contain properly formatted SQL</text:p>
      <text:p text:style-name="P9"><text:s text:c="4"/>query := 'SELECT * FROM course WHERE course_id={course_id}'</text:p>
      <text:p text:style-name="P9"><text:s text:c="4"/>result := mysql(query)</text:p>
      <text:p text:style-name="P9"><text:s text:c="4"/>if (result != success)</text:p>
      <text:p text:style-name="P9"><text:s text:c="6"/>return failure</text:p>
      <text:p text:style-name="P9"><text:s text:c="4"/>return result</text:p>
      <text:p text:style-name="P9"><text:s text:c="2"/>else</text:p>
      <text:p text:style-name="P9"><text:s text:c="4"/>return failure</text:p>
      <text:p text:style-name="P9">}</text:p>
      <text:p text:style-name="P9">array course_get_all()</text:p>
      <text:p text:style-name="P9">{</text:p>
      <text:p text:style-name="P9"><text:s text:c="2"/>query := 'SELECT * FROM course'</text:p>
      <text:p text:style-name="P9"><text:s text:c="2"/>results := mysql(query)</text:p>
      <text:p text:style-name="P9"><text:s text:c="2"/>return results</text:p>
      <text:p text:style-name="P9">}</text:p>
      <text:p text:style-name="P9">bool course_exists(course_id)</text:p>
      <text:p text:style-name="P9">{</text:p>
      <text:p text:style-name="P9"><text:s text:c="2"/>result := course_get(course_id)</text:p>
      <text:p text:style-name="P9"><text:s text:c="2"/>if (result != 0)</text:p>
      <text:p text:style-name="P9"><text:s text:c="4"/>return success</text:p>
      <text:p text:style-name="P9"><text:s text:c="2"/>else</text:p>
      <text:p text:style-name="P9"><text:s text:c="4"/>return failure</text:p>
      <text:p text:style-name="P9">}</text:p>
      <text:p text:style-name="P9"/>
      <text:p text:style-name="P9"/>
      <text:h text:style-name="P10" text:outline-level="3">Term functions</text:h>
      <text:p text:style-name="P9">bool term_create(term_id, semester, year)</text:p>
      <text:p text:style-name="P9">{</text:p>
      <text:p text:style-name="P9"><text:s text:c="2"/>if (!term_exists(term_id))</text:p>
      <text:p text:style-name="P9"><text:s text:c="4"/>// Query string should contain properly formatted SQL</text:p>
      <text:p text:style-name="P9"><text:s text:c="4"/>query := 'INSERT term_id={term_id}, semester={semester}, year={year} INTO term'</text:p>
      <text:p text:style-name="P9"><text:s text:c="4"/>result := mysql(query)</text:p>
      <text:p text:style-name="P9"><text:s text:c="4"/>if (result != success)</text:p>
      <text:p text:style-name="P9"><text:s text:c="6"/>return failure</text:p>
      <text:p text:style-name="P9"><text:s text:c="4"/>return success</text:p>
      <text:p text:style-name="P9"><text:s text:c="2"/>else</text:p>
      <text:p text:style-name="P9"><text:s text:c="4"/>return failure</text:p>
      <text:p text:style-name="P9">}</text:p>
      <text:p text:style-name="P9">bool term_edit(term_id, semester, year)</text:p>
      <text:p text:style-name="P9">{</text:p>
      <text:p text:style-name="P9"><text:s text:c="2"/>if (term_exists(term_id))</text:p>
      <text:p text:style-name="P9"><text:s text:c="4"/>// Query string should contain properly formatted SQL, will want to update <text:s text:c="4"/></text:p>
      <text:p text:style-name="P9"><text:s text:c="4"/>// only changed information</text:p>
      <text:p text:style-name="P9"><text:s text:c="4"/>query := 'UPDATE term SET semester={semester}, year={year} WHERE term_id={term_id}'</text:p>
      <text:p text:style-name="P9"><text:s text:c="4"/>result := mysql(query)</text:p>
      <text:p text:style-name="P9"><text:s text:c="4"/>if (result != success)</text:p>
      <text:p text:style-name="P9"><text:s text:c="6"/>return failure</text:p>
      <text:p text:style-name="P9"><text:s text:c="4"/>return success</text:p>
      <text:p text:style-name="P9"><text:s text:c="2"/>else</text:p>
      <text:p text:style-name="P9"><text:s text:c="4"/>return failure</text:p>
      <text:p text:style-name="P9">}</text:p>
      <text:p text:style-name="P9">bool term_delete(term_id)</text:p>
      <text:p text:style-name="P9">{</text:p>
      <text:p text:style-name="P9"><text:s text:c="2"/>if (term_exists(term_id))</text:p>
      <text:p text:style-name="P9"><text:s text:c="4"/>// Query string should contain properly formatted SQL</text:p>
      <text:p text:style-name="P9"><text:s text:c="4"/>query := 'DELETE FROM term WHERE term_id={term_id}'</text:p>
      <text:p text:style-name="P9"><text:s text:c="4"/>result := mysql(query)</text:p>
      <text:p text:style-name="P9"><text:s text:c="4"/>if (result != success)</text:p>
      <text:p text:style-name="P9"><text:s text:c="6"/>return failure</text:p>
      <text:p text:style-name="P9"><text:s text:c="4"/>return success</text:p>
      <text:p text:style-name="P9"><text:s text:c="2"/>else</text:p>
      <text:p text:style-name="P9"><text:s text:c="4"/>return failure</text:p>
      <text:p text:style-name="P9">}</text:p>
      <text:p text:style-name="P9">array term_get(term_id)</text:p>
      <text:p text:style-name="P9">{</text:p>
      <text:p text:style-name="P9"><text:s text:c="2"/>if (term_exists(term_id))</text:p>
      <text:p text:style-name="P9"><text:s text:c="4"/>// Query string should contain properly formatted SQL</text:p>
      <text:p text:style-name="P9"><text:s text:c="4"/>query := 'SELECT * FROM term WHERE term_id={term_id}'</text:p>
      <text:p text:style-name="P9"><text:s text:c="4"/>result := mysql(query)</text:p>
      <text:p text:style-name="P9"><text:s text:c="4"/>if (result != success)</text:p>
      <text:p text:style-name="P9"><text:s text:c="6"/>return failure</text:p>
      <text:p text:style-name="P9"><text:s text:c="4"/>return result</text:p>
      <text:p text:style-name="P9"><text:s text:c="2"/>else</text:p>
      <text:p text:style-name="P9"><text:s text:c="4"/>return failure</text:p>
      <text:p text:style-name="P9">}</text:p>
      <text:p text:style-name="P9">array term_get_all()</text:p>
      <text:p text:style-name="P9">{</text:p>
      <text:p text:style-name="P9"><text:s text:c="2"/>query := 'SELECT * FROM term'</text:p>
      <text:p text:style-name="P9"><text:s text:c="2"/>results := mysql(query)</text:p>
      <text:p text:style-name="P9"><text:s text:c="2"/>return results</text:p>
      <text:p text:style-name="P9">}</text:p>
      <text:p text:style-name="P9">bool term_exists(term_id)</text:p>
      <text:p text:style-name="P9">{</text:p>
      <text:p text:style-name="P9"><text:s text:c="2"/>result := term_get(term_id)</text:p>
      <text:p text:style-name="P9"><text:s text:c="2"/>if (result != 0)</text:p>
      <text:p text:style-name="P9"><text:s text:c="4"/>return success</text:p>
      <text:p text:style-name="P9"><text:s text:c="2"/>else</text:p>
      <text:p text:style-name="P9"><text:s text:c="4"/>return failure</text:p>
      <text:p text:style-name="P9">}</text:p>
      <text:p text:style-name="P9"/>
      <text:p text:style-name="P9"/>
      <text:h text:style-name="P10" text:outline-level="3">Class functions</text:h>
      <text:p text:style-name="P9">int class_create(title, dept, course, section, term, year)</text:p>
      <text:p text:style-name="P9">{</text:p>
      <text:p text:style-name="P9"><text:s text:c="2"/>if (!class_exists(dept, course, section, term, year))</text:p>
      <text:p text:style-name="P9"><text:s text:c="4"/>// Query string should contain properly formatted SQL</text:p>
      <text:p text:style-name="P9"><text:s text:c="4"/>query := 'INSERT title={title}, dept={dept}, course={course}, section={section}, term={term}, year={year}, categories={categories}, null INTO class'</text:p>
      <text:p text:style-name="P9"><text:s text:c="4"/>result := mysql(query)</text:p>
      <text:p text:style-name="P9"><text:s text:c="4"/>if (result != success)</text:p>
      <text:p text:style-name="P9"><text:s text:c="6"/>return failure</text:p>
      <text:p text:style-name="P9"><text:s text:c="4"/>return class_id</text:p>
      <text:p text:style-name="P9"><text:s text:c="2"/>else</text:p>
      <text:p text:style-name="P9"><text:s text:c="4"/>return failure</text:p>
      <text:p text:style-name="P9">}</text:p>
      <text:p text:style-name="P9">bool class_edit(class_id, title, dept, course, section, term, year)</text:p>
      <text:p text:style-name="P9">{</text:p>
      <text:p text:style-name="P9"><text:s text:c="2"/>if (class_exists(class_id))</text:p>
      <text:p text:style-name="P9"><text:s text:c="4"/>// Query string should contain properly formatted SQL, will want to update <text:s text:c="4"/></text:p>
      <text:p text:style-name="P9"><text:s text:c="4"/>// only changed information</text:p>
      <text:p text:style-name="P9"><text:s text:c="4"/>query := 'UPDATE class SET title={title}, dept={dept}, course={course}, section={section}, term={term}, year={year}, categories={categories}, null WHERE class_id={class_id}'</text:p>
      <text:p text:style-name="P9"><text:s text:c="4"/>result := mysql(query)</text:p>
      <text:p text:style-name="P9"><text:s text:c="4"/>if (result != success)</text:p>
      <text:p text:style-name="P9"><text:s text:c="6"/>return failure</text:p>
      <text:p text:style-name="P9"><text:s text:c="4"/>return success</text:p>
      <text:p text:style-name="P9"><text:s text:c="2"/>else</text:p>
      <text:p text:style-name="P9"><text:s text:c="4"/>return failure</text:p>
      <text:p text:style-name="P9">}</text:p>
      <text:p text:style-name="P9">bool class_delete(class_id)</text:p>
      <text:p text:style-name="P9">// We never want to delete things in most of these classes.</text:p>
      <text:p text:style-name="P9">// If there were a large number of entries in the database it could wreak havoc to delete a class. So instead we will set a flag to hide a class. If a teacher really wants a class to disappear we might need a separate front end that is dedicated to hazardous operations</text:p>
      <text:p text:style-name="P9">{</text:p>
      <text:p text:style-name="P9"><text:s text:c="2"/>if (class_exists(class_id))</text:p>
      <text:p text:style-name="P9"><text:s text:c="4"/>// Query string should contain properly formatted SQL</text:p>
      <text:p text:style-name="P9"><text:s text:c="4"/>query := 'UPDATE class SET hide=1 WHERE class_id={class_id}'</text:p>
      <text:p text:style-name="P9"><text:s text:c="4"/>result := mysql(query)</text:p>
      <text:p text:style-name="P9"><text:s text:c="4"/>if (result != success)</text:p>
      <text:p text:style-name="P9"><text:s text:c="6"/>return failure</text:p>
      <text:p text:style-name="P9"><text:s text:c="4"/>return success</text:p>
      <text:p text:style-name="P9"><text:s text:c="2"/>else</text:p>
      <text:p text:style-name="P9"><text:s text:c="4"/>return failure</text:p>
      <text:p text:style-name="P9">}</text:p>
      <text:p text:style-name="P9">array class_get(class_id)</text:p>
      <text:p text:style-name="P9">{</text:p>
      <text:p text:style-name="P9"><text:s text:c="2"/>if (class_exists(class_id))</text:p>
      <text:p text:style-name="P9"><text:s text:c="4"/>// Query string should contain properly formatted SQL</text:p>
      <text:p text:style-name="P9"><text:s text:c="4"/>query := 'SELECT * FROM class WHERE class_id={class_id}'</text:p>
      <text:p text:style-name="P9"><text:s text:c="4"/>result := mysql(query)</text:p>
      <text:p text:style-name="P9"><text:s text:c="4"/>if (result != success)</text:p>
      <text:p text:style-name="P9"><text:s text:c="6"/>return failure</text:p>
      <text:p text:style-name="P9"><text:s text:c="4"/>return result</text:p>
      <text:p text:style-name="P9"><text:s text:c="2"/>else</text:p>
      <text:p text:style-name="P9"><text:s text:c="4"/>return failure</text:p>
      <text:p text:style-name="P9">}</text:p>
      <text:p text:style-name="P9">array class_get_all()</text:p>
      <text:p text:style-name="P9">{</text:p>
      <text:p text:style-name="P9"><text:s text:c="2"/>// Query string should contain properly formatted SQL</text:p>
      <text:p text:style-name="P9"><text:s text:c="2"/>query := 'SELECT * FROM class'</text:p>
      <text:p text:style-name="P9"><text:s text:c="2"/>results := mysql(query)</text:p>
      <text:p text:style-name="P9"><text:s text:c="2"/>if (results != success)</text:p>
      <text:p text:style-name="P9"><text:s text:c="4"/>return failure</text:p>
      <text:p text:style-name="P9"><text:s text:c="2"/>else</text:p>
      <text:p text:style-name="P9"><text:s text:c="4"/>return results</text:p>
      <text:p text:style-name="P9">}</text:p>
      <text:p text:style-name="P9">bool class_exists(class_id)</text:p>
      <text:p text:style-name="P9">{</text:p>
      <text:p text:style-name="P9"><text:s text:c="2"/>result := class_get(class_id)</text:p>
      <text:p text:style-name="P9"><text:s text:c="2"/>if (result != 0)</text:p>
      <text:p text:style-name="P9"><text:s text:c="4"/>return success</text:p>
      <text:p text:style-name="P9"><text:s text:c="2"/>else</text:p>
      <text:p text:style-name="P9"><text:s text:c="4"/>return failure</text:p>
      <text:p text:style-name="P9">}</text:p>
      <text:p text:style-name="Standard"/>
      <text:h text:style-name="P10" text:outline-level="3">Class category functions</text:h>
      <text:p text:style-name="Standard">// In this section I use a PHPism, explode and implode, for string to array operations</text:p>
      <text:p text:style-name="Standard">// explode() means split a string by a string and return an array</text:p>
      <text:p text:style-name="Standard">// implode() means split an array by a string and return a string</text:p>
      <text:p text:style-name="Standard"/>
      <text:p text:style-name="P9">bool class_category_create(class_id, category, value, rank)</text:p>
      <text:p text:style-name="P9">{</text:p>
      <text:p text:style-name="P9"><text:s text:c="2"/>if (!class_category_exists(class_id, category))</text:p>
      <text:p text:style-name="P9"><text:s text:c="4"/>// Query string should contain properly formatted SQL</text:p>
      <text:p text:style-name="P9"><text:s text:c="4"/>results := class_category_get_all(class_id)</text:p>
      <text:p text:style-name="P9"><text:s text:c="4"/>new_array[] := array_merge(array_slice(results, 0, rank),array({category}.'='.{value}),array_slice(results, rank))</text:p>
      <text:p text:style-name="P9"><text:s text:c="4"/>categories := implode(“,”, new_array)</text:p>
      <text:p text:style-name="P9"><text:s text:c="4"/>query := 'UPDATE class SET categories={categories} WHERE class_id={class_id}'</text:p>
      <text:p text:style-name="P9"><text:s text:c="4"/>result := mysql(query)</text:p>
      <text:p text:style-name="P9"><text:s text:c="4"/>if (result != success)</text:p>
      <text:p text:style-name="P9"><text:s text:c="6"/>return failure</text:p>
      <text:p text:style-name="P9"><text:s text:c="4"/>return success</text:p>
      <text:p text:style-name="P9"><text:s text:c="2"/>else</text:p>
      <text:p text:style-name="P9"><text:s text:c="4"/>return failure</text:p>
      <text:p text:style-name="P9">}</text:p>
      <text:p text:style-name="P9">bool class_category_edit(class_id, category, value) // Editing value</text:p>
      <text:p text:style-name="P9">{</text:p>
      <text:p text:style-name="P9"><text:s text:c="2"/>if (class_category_exists(class_id, category))</text:p>
      <text:p text:style-name="P9"><text:s text:c="4"/>// Query string should contain properly formatted SQL</text:p>
      <text:p text:style-name="P9"><text:s text:c="4"/>results := class_category_get_all(class_id)</text:p>
      <text:p text:style-name="P9"><text:s text:c="4"/>i = 0</text:p>
      <text:p text:style-name="P9"><text:s text:c="4"/>while (category != grep('/{category}=\d/', results[i]))</text:p>
      <text:p text:style-name="P9"><text:s text:c="6"/>i++</text:p>
      <text:p text:style-name="P9"><text:s text:c="4"/>results[i] := category.”=”.value</text:p>
      <text:p text:style-name="P9"><text:s text:c="4"/>categories := implode(“,”, results)</text:p>
      <text:p text:style-name="P9"><text:s text:c="4"/>query := 'UPDATE class SET categories={categories} WHERE class_id={class_id}'</text:p>
      <text:p text:style-name="P9"><text:s text:c="4"/>result := mysql(query)</text:p>
      <text:p text:style-name="P9"><text:s text:c="4"/>if (result != success)</text:p>
      <text:p text:style-name="P9"><text:s text:c="6"/>return failure</text:p>
      <text:p text:style-name="P9"><text:s text:c="4"/>return success</text:p>
      <text:p text:style-name="P9"><text:s text:c="2"/>else</text:p>
      <text:p text:style-name="P9"><text:s text:c="4"/>return failure</text:p>
      <text:p text:style-name="P9">}</text:p>
      <text:p text:style-name="P9">bool class_category_name_edit(class_id, category, new_name) // Editing name</text:p>
      <text:p text:style-name="P9">{</text:p>
      <text:p text:style-name="P9"><text:s text:c="2"/>if (class_category_exists(class_id, category))</text:p>
      <text:p text:style-name="P9"><text:s text:c="4"/>// Query string should contain properly formatted SQL</text:p>
      <text:p text:style-name="P9"><text:s text:c="4"/>results := class_category_get_all(class_id)</text:p>
      <text:p text:style-name="P9"><text:s text:c="4"/>i = 0</text:p>
      <text:p text:style-name="P9"><text:s text:c="4"/>while (category != grep('/{category}=\d/', results[i]))</text:p>
      <text:p text:style-name="P9"><text:s text:c="6"/>i++</text:p>
      <text:p text:style-name="P9"><text:s text:c="4"/>results[i] := new_name.”=”.value</text:p>
      <text:p text:style-name="P9"><text:s text:c="4"/>categories := implode(“,”, results)</text:p>
      <text:p text:style-name="P9"><text:s text:c="4"/>query := 'UPDATE class SET categories={categories} WHERE class_id={class_id}'</text:p>
      <text:p text:style-name="P9"><text:s text:c="4"/>result := mysql(query)</text:p>
      <text:p text:style-name="P9"><text:s text:c="4"/>if (result != success)</text:p>
      <text:p text:style-name="P9"><text:s text:c="6"/>return failure</text:p>
      <text:p text:style-name="P9"><text:s text:c="4"/>return success</text:p>
      <text:p text:style-name="P9"><text:s text:c="2"/>else</text:p>
      <text:p text:style-name="P9"><text:s text:c="4"/>return failure</text:p>
      <text:p text:style-name="P9">}</text:p>
      <text:p text:style-name="P9">bool class_category_rank_edit(class_id, category, rank) // Editing position</text:p>
      <text:p text:style-name="P9">{</text:p>
      <text:p text:style-name="P9"><text:s text:c="2"/>if (class_category_exists(class_id, category))</text:p>
      <text:p text:style-name="P9"><text:s text:c="4"/>// Query string should contain properly formatted SQL</text:p>
      <text:p text:style-name="P9"><text:s text:c="4"/>results := class_category_get_all(class_id)</text:p>
      <text:p text:style-name="P9"><text:s text:c="4"/>i = 0</text:p>
      <text:p text:style-name="P9"><text:s text:c="4"/>while (category != grep('/{category}=\d/', results[i]))</text:p>
      <text:p text:style-name="P9"><text:s text:c="6"/>i++</text:p>
      <text:p text:style-name="P9"><text:s text:c="4"/>temp := results[i]</text:p>
      <text:p text:style-name="P9"><text:s text:c="4"/>// array_shift pops elements off the front of the array</text:p>
      <text:p text:style-name="P9"><text:s text:c="4"/>j = 0</text:p>
      <text:p text:style-name="P9"><text:s text:c="4"/>while (results)</text:p>
      <text:p text:style-name="P9"><text:s text:c="6"/>if (j = rank)</text:p>
      <text:p text:style-name="P9"><text:s text:c="9"/>new_array[] := temp</text:p>
      <text:p text:style-name="P9"><text:s text:c="6"/>else if (j == i)</text:p>
      <text:p text:style-name="P9"><text:s text:c="8"/>array_shift(results)</text:p>
      <text:p text:style-name="P9"><text:s text:c="6"/>else</text:p>
      <text:p text:style-name="P9"><text:s text:c="8"/>new_array[] := array_shift(results)</text:p>
      <text:p text:style-name="P9"><text:s text:c="6"/>j++ <text:s text:c="3"/></text:p>
      <text:p text:style-name="P9"><text:s text:c="4"/>categories := implode(“,”, results)</text:p>
      <text:p text:style-name="P9"><text:s text:c="4"/>query := 'UPDATE class SET categories={categories} WHERE class_id={class_id}'</text:p>
      <text:p text:style-name="P9"><text:s text:c="4"/>result := mysql(query)</text:p>
      <text:p text:style-name="P9"><text:s text:c="4"/>if (result != success)</text:p>
      <text:p text:style-name="P9"><text:s text:c="6"/>return failure</text:p>
      <text:p text:style-name="P9"><text:s text:c="4"/>return success</text:p>
      <text:p text:style-name="P9"><text:s text:c="2"/>else</text:p>
      <text:p text:style-name="P9"><text:s text:c="4"/>return failure</text:p>
      <text:p text:style-name="P9">}</text:p>
      <text:p text:style-name="P9">bool class_category_delete(class_id, category)</text:p>
      <text:p text:style-name="P9">{</text:p>
      <text:p text:style-name="P9"><text:s text:c="2"/>if (class_category_exists(class_id, category))</text:p>
      <text:p text:style-name="P9"><text:s text:c="4"/>// Query string should contain properly formatted SQL</text:p>
      <text:p text:style-name="P9"><text:s text:c="4"/>results := class_category_get_all(class_id)</text:p>
      <text:p text:style-name="P9"><text:s text:c="4"/>// The magic function delete_array_element_matching returns an array</text:p>
      <text:p text:style-name="P9"><text:s text:c="4"/>categories := implode(“,”, delete_array_element_matching(category))</text:p>
      <text:p text:style-name="P9"><text:s text:c="4"/>query := 'UPDATE class SET categories={categories} WHERE class_id={class_id}'</text:p>
      <text:p text:style-name="P9"><text:s text:c="4"/>result := mysql(query)</text:p>
      <text:p text:style-name="P9"><text:s text:c="4"/>if (result != success)</text:p>
      <text:p text:style-name="P9"><text:s text:c="6"/>return failure</text:p>
      <text:p text:style-name="P9"><text:s text:c="4"/>return success</text:p>
      <text:p text:style-name="P9"><text:s text:c="2"/>else</text:p>
      <text:p text:style-name="P9"><text:s text:c="4"/>return failure</text:p>
      <text:p text:style-name="P9">}</text:p>
      <text:p text:style-name="P9">string class_category_get(class_id, category)</text:p>
      <text:p text:style-name="P9">{</text:p>
      <text:p text:style-name="P9"><text:s text:c="2"/>if (class_exists(class_id))</text:p>
      <text:p text:style-name="P9"><text:s text:c="4"/>// Query string should contain properly formatted SQL</text:p>
      <text:p text:style-name="P9"><text:s text:c="4"/>query := 'SELECT categories FROM class WHERE class_id={class_id}'</text:p>
      <text:p text:style-name="P9"><text:s text:c="4"/>result := mysql(query) // returns a string</text:p>
      <text:p text:style-name="P9"><text:s text:c="4"/>result := grep('/,*({category}=\d+),*/', result)</text:p>
      <text:p text:style-name="P9"><text:s text:c="4"/>if (result != success)</text:p>
      <text:p text:style-name="P9"><text:s text:c="6"/>return failure</text:p>
      <text:p text:style-name="P9"><text:s text:c="4"/>return result</text:p>
      <text:p text:style-name="P9"><text:s text:c="2"/>else</text:p>
      <text:p text:style-name="P9"><text:s text:c="4"/>return failure</text:p>
      <text:p text:style-name="P9">}</text:p>
      <text:p text:style-name="P9">array class_category_get_all(class_id)</text:p>
      <text:p text:style-name="P9">{</text:p>
      <text:p text:style-name="P9"><text:s text:c="2"/>// Query string should contain properly formatted SQL</text:p>
      <text:p text:style-name="P9"><text:s text:c="2"/>query := 'SELECT categories FROM class WHERE class_id={class_id}'</text:p>
      <text:p text:style-name="P9"><text:s text:c="2"/>results := mysql(query)</text:p>
      <text:p text:style-name="P9"><text:s text:c="2"/>results := explode(“,”, results)</text:p>
      <text:p text:style-name="P9"><text:s text:c="2"/>if (results != success)</text:p>
      <text:p text:style-name="P9"><text:s text:c="4"/>return failure</text:p>
      <text:p text:style-name="P9"><text:s text:c="2"/>else</text:p>
      <text:p text:style-name="P9"><text:s text:c="4"/>return results</text:p>
      <text:p text:style-name="P9">}</text:p>
      <text:p text:style-name="P9">bool class_category_exists(class_id, category)</text:p>
      <text:p text:style-name="P9">{</text:p>
      <text:p text:style-name="P9"><text:s text:c="2"/>result := class_category_get(class_id, category)</text:p>
      <text:p text:style-name="P9"><text:s text:c="2"/>if (result != 0)</text:p>
      <text:p text:style-name="P9"><text:s text:c="4"/>return success</text:p>
      <text:p text:style-name="P9"><text:s text:c="2"/>else</text:p>
      <text:p text:style-name="P9"><text:s text:c="4"/>return failure</text:p>
      <text:p text:style-name="P9">}</text:p>
      <text:p text:style-name="Standard"/>
      <text:p text:style-name="P9"/>
      <text:h text:style-name="P10" text:outline-level="3">Class cutoff functions</text:h>
      <text:p text:style-name="P9">bool class_cutoff_create(class_id)</text:p>
      <text:p text:style-name="P9">{</text:p>
      <text:p text:style-name="P9"><text:s text:c="2"/>if (class_exists(class_id))</text:p>
      <text:p text:style-name="P9"><text:s text:c="4"/>query := 'UPDATE class SET cutoffs=”A=90,B=80,C=70,D=60,F=50” WHERE class_id={class_id}'</text:p>
      <text:p text:style-name="P9"><text:s text:c="4"/>result := mysql(query)</text:p>
      <text:p text:style-name="P9"><text:s text:c="4"/>if (result != success)</text:p>
      <text:p text:style-name="P9"><text:s text:c="6"/>return failure</text:p>
      <text:p text:style-name="P9"><text:s text:c="4"/>return success</text:p>
      <text:p text:style-name="P9"><text:s text:c="2"/>else</text:p>
      <text:p text:style-name="P9"><text:s text:c="4"/>return failure</text:p>
      <text:p text:style-name="P9">}</text:p>
      <text:p text:style-name="P9">bool class_cutoff_edit(class_id, cutoff, value) // Editing value</text:p>
      <text:p text:style-name="P9"><text:s text:c="2"/>if (class_exists(class_id))</text:p>
      <text:p text:style-name="P9">{</text:p>
      <text:p text:style-name="P9"><text:s text:c="4"/>// Query string should contain properly formatted SQL</text:p>
      <text:p text:style-name="P9"><text:s text:c="4"/>results := class_cutoff_get_all(class_id)</text:p>
      <text:p text:style-name="P9"><text:s text:c="4"/>i = 0</text:p>
      <text:p text:style-name="P9"><text:s text:c="4"/>while (category != grep('/{cutoff}=\d/', results[i]))</text:p>
      <text:p text:style-name="P9"><text:s text:c="6"/>i++</text:p>
      <text:p text:style-name="P9"><text:s text:c="4"/>results[i] := cutoff.”=”.value</text:p>
      <text:p text:style-name="P9"><text:s text:c="4"/>cutoffs := implode(“,”, results)</text:p>
      <text:p text:style-name="P9"><text:s text:c="4"/>query := 'UPDATE class SET cutoffs={cutoffs} WHERE class_id={class_id}'</text:p>
      <text:p text:style-name="P9"><text:s text:c="4"/>result := mysql(query)</text:p>
      <text:p text:style-name="P9"><text:s text:c="4"/>if (result != success)</text:p>
      <text:p text:style-name="P9"><text:s text:c="6"/>return failure</text:p>
      <text:p text:style-name="P9"><text:s text:c="4"/>return success</text:p>
      <text:p text:style-name="P9"><text:s text:c="2"/>else</text:p>
      <text:p text:style-name="P9"><text:s text:c="4"/>return failure</text:p>
      <text:p text:style-name="P9">}</text:p>
      <text:p text:style-name="P9">string class_cutoff_get(class_id, cutoff)</text:p>
      <text:p text:style-name="P9">{</text:p>
      <text:p text:style-name="P9"><text:s text:c="2"/>if (class_exists(class_id))</text:p>
      <text:p text:style-name="P9"><text:s text:c="4"/>// Query string should contain properly formatted SQL</text:p>
      <text:p text:style-name="P9"><text:s text:c="4"/>query := 'SELECT cutoffs FROM class WHERE class_id={class_id}'</text:p>
      <text:p text:style-name="P9"><text:s text:c="4"/>result := mysql(query) // returns a string</text:p>
      <text:p text:style-name="P9"><text:s text:c="4"/>result := grep('/,*({cutoff}=\d+),*/', result)</text:p>
      <text:p text:style-name="P9"><text:s text:c="4"/>if (result != success)</text:p>
      <text:p text:style-name="P9"><text:s text:c="6"/>return failure</text:p>
      <text:p text:style-name="P9"><text:s text:c="4"/>return result</text:p>
      <text:p text:style-name="P9"><text:s text:c="2"/>else</text:p>
      <text:p text:style-name="P9"><text:s text:c="4"/>return failure</text:p>
      <text:p text:style-name="P9">}</text:p>
      <text:p text:style-name="P9">array class_cutoff_get_all(class_id)</text:p>
      <text:p text:style-name="P9">{</text:p>
      <text:p text:style-name="P9"><text:s text:c="2"/>// Query string should contain properly formatted SQL</text:p>
      <text:p text:style-name="P9"><text:s text:c="2"/>query := 'SELECT cutoffs FROM class WHERE class_id={class_id}'</text:p>
      <text:p text:style-name="P9"><text:s text:c="2"/>results := mysql(query)</text:p>
      <text:p text:style-name="P9"><text:s text:c="2"/>results := explode(“,”, results)</text:p>
      <text:p text:style-name="P9"><text:s text:c="2"/>if (results != success)</text:p>
      <text:p text:style-name="P9"><text:s text:c="4"/>return failure</text:p>
      <text:p text:style-name="P9"><text:s text:c="2"/>else</text:p>
      <text:p text:style-name="P9"><text:s text:c="4"/>return results</text:p>
      <text:p text:style-name="P9">}</text:p>
      <text:p text:style-name="P9"/>
      <text:h text:style-name="Heading_20_3" text:outline-level="3">MySQL functions</text:h>
      <text:p text:style-name="P9">array mysql(query)</text:p>
      <text:p text:style-name="P9">{</text:p>
      <text:p text:style-name="P9"><text:s text:c="2"/>connect_database()</text:p>
      <text:p text:style-name="P9"><text:s text:c="2"/>results := perform_sql_query(query)</text:p>
      <text:p text:style-name="P9"><text:s text:c="2"/>disconnect_database()</text:p>
      <text:p text:style-name="P9"><text:s text:c="2"/>return results</text:p>
      <text:p text:style-name="P9">}</text:p>
      <text:p text:style-name="P9"/>
      <text:h text:style-name="P4" text:outline-level="2">High Level Functions</text:h>
      <text:h text:style-name="Heading_20_3" text:outline-level="3">HTML Class functions</text:h>
      <text:p text:style-name="P9">// Note – In SRD we called these courses, but now they are called classes</text:p>
      <text:p text:style-name="P9">void html_class_mgmt() // SRD Page 5 Figure 2</text:p>
      <text:p text:style-name="P9"><text:s text:c="2"/>Render HTML using data from low-level functions</text:p>
      <text:p text:style-name="P9"><text:s text:c="2"/>Clicking on 'Add a new course' will call html_class_create()</text:p>
      <text:p text:style-name="P9"><text:s text:c="2"/>Edit or delete section will be rendered via a call to class_get_all()</text:p>
      <text:p text:style-name="P9"><text:s text:c="2"/>A delete link will exist next to each course that will call class_delete() which doesn't actually delete anything but it will make it go away.</text:p>
      <text:p text:style-name="P9"/>
      <text:p text:style-name="P9">// Class create and edit screens will look identical except the title</text:p>
      <text:p text:style-name="P9">void html_class_create() // SRD Page 4 Figure 1</text:p>
      <text:p text:style-name="P9"><text:s text:c="2"/>Render HTML using data from low-level functions</text:p>
      <text:p text:style-name="P9"><text:s text:c="2"/>After gathering information on submit call class_create()</text:p>
      <text:p text:style-name="P9"><text:s text:c="2"/>class_cutoff_create()</text:p>
      <text:p text:style-name="P9"><text:s text:c="2"/>if changes to the cutoffs call class_cutoff_edit()</text:p>
      <text:p text:style-name="P9"/>
      <text:p text:style-name="P9">void html_class_edit() // SRD Page 4 Figure 1</text:p>
      <text:p text:style-name="P9"><text:s text:c="2"/>Render HTML using data from low-level functions</text:p>
      <text:p text:style-name="P9"><text:s text:c="2"/>After gathering changed information on submit call class_edit()</text:p>
      <text:p text:style-name="P9"><text:s text:c="2"/>if changes to the cutoffs call class_cutoff_edit()</text:p>
      <text:p text:style-name="P9"/>
      <text:p text:style-name="P9"/>
      <text:h text:style-name="P10" text:outline-level="3">HTML Class category functions</text:h>
      <text:p text:style-name="P9">void html_class_category_mgmt() // SRD Page 6 Figure 3</text:p>
      <text:p text:style-name="P9"><text:s text:c="2"/>Render HTML using data from low-level functions</text:p>
      <text:p text:style-name="P9"><text:s text:c="2"/>After making changes we submit call to class_category_edit()</text:p>
      <text:p text:style-name="P9"/>
      <text:p text:style-name="P9">// Category create and edit screens will look identical except the title</text:p>
      <text:p text:style-name="P9">void html_class_category_create() // No SRD equivalent</text:p>
      <text:p text:style-name="P9"><text:s text:c="2"/>Render HTML using data from low-level functions</text:p>
      <text:p text:style-name="P9"><text:s text:c="2"/>After gathering information on submit call class_category_create()</text:p>
      <text:p text:style-name="P9"/>
      <text:p text:style-name="P9">void html_class_category_edit() // No SRD equivalent</text:p>
      <text:p text:style-name="P9"><text:s text:c="2"/>Render HTML using data from low-level functions</text:p>
      <text:p text:style-name="P9"><text:s text:c="2"/>After gathering changed information on submit call class_category_edit()</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10 Pitch" svg:font-family="'Courier 10 Pitch'" style:font-pitch="fixed"/>
    <style:font-face style:name="DejaVu Sans" svg:font-family="'DejaVu Sans'" style:font-pitch="variable"/>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Cameron Palmer</meta:initial-creator>
    <meta:creation-date>2006-10-21T12:37:56</meta:creation-date>
    <dc:date>2006-10-22T22:44:02</dc:date>
    <meta:print-date>2006-10-22T20:35:40</meta:print-date>
    <dc:language>en-US</dc:language>
    <meta:editing-cycles>52</meta:editing-cycles>
    <meta:editing-duration>PT8H50M53S</meta:editing-duration>
    <meta:user-defined meta:name="Info 1"/>
    <meta:user-defined meta:name="Info 2"/>
    <meta:user-defined meta:name="Info 3"/>
    <meta:user-defined meta:name="Info 4"/>
    <meta:document-statistic meta:table-count="4" meta:image-count="0" meta:object-count="0" meta:page-count="17" meta:paragraph-count="547" meta:word-count="2192" meta:character-count="15316"/>
  </office:meta>
</office:document-meta>
</file>